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74e10" officeooo:paragraph-rsid="00074e10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9fe21" officeooo:paragraph-rsid="0009fe21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a56aa" officeooo:paragraph-rsid="000a56aa" style:text-blinking="false" fo:background-color="#ffffff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a970e" officeooo:paragraph-rsid="000a970e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d69f7" officeooo:paragraph-rsid="000d69f7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f1c37" officeooo:paragraph-rsid="000f1c37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0f42a1" officeooo:paragraph-rsid="000f42a1" style:text-blinking="false" fo:background-color="#ffffff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23a1d" officeooo:paragraph-rsid="00123a1d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23d17" officeooo:paragraph-rsid="00123d17" style:text-blinking="false" fo:background-color="#ffffff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style:text-blinking="false" fo:background-color="#ffffff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officeooo:paragraph-rsid="000f1c37" style:text-blinking="false" fo:background-color="#ffffff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officeooo:paragraph-rsid="00123a1d" style:text-blinking="false" fo:background-color="#ffffff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rsid="00123d17" officeooo:paragraph-rsid="00123d17" style:text-blinking="false" fo:background-color="#ffffff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paragraph-rsid="00123a1d" style:text-blinking="false" fo:background-color="#ffffff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23a1d" officeooo:paragraph-rsid="00123a1d" style:text-blinking="false" fo:background-color="#ffffff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paragraph-rsid="0016a204" style:text-blinking="false" fo:background-color="#ffffff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paragraph-rsid="001a8aa0" style:text-blinking="false" fo:background-color="#ffffff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6a204" officeooo:paragraph-rsid="0016a204" style:text-blinking="false" fo:background-color="#ffffff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71bb9" officeooo:paragraph-rsid="00171bb9" style:text-blinking="false" fo:background-color="#ffffff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748e5" officeooo:paragraph-rsid="001748e5" style:text-blinking="false" fo:background-color="#ffffff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7ee3c" officeooo:paragraph-rsid="0017ee3c" style:text-blinking="false" fo:background-color="#ffffff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94b28" officeooo:paragraph-rsid="00194b28" style:text-blinking="false" fo:background-color="#ffffff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a8aa0" officeooo:paragraph-rsid="001a8aa0" style:text-blinking="false" fo:background-color="#ffffff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c44c1" officeooo:paragraph-rsid="001c44c1" style:text-blinking="false" fo:background-color="#ffffff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d064e" officeooo:paragraph-rsid="001d064e" style:text-blinking="false" fo:background-color="#ffffff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e8066" officeooo:paragraph-rsid="001e8066" style:text-blinking="false" fo:background-color="#ffffff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officeooo:rsid="001a8aa0" officeooo:paragraph-rsid="001a8aa0" style:text-blinking="false" fo:background-color="#ffffff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style:text-blinking="false" fo:background-color="#ffffff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officeooo:paragraph-rsid="0016a204" style:text-blinking="false" fo:background-color="#ffffff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bold" officeooo:rsid="001748e5" officeooo:paragraph-rsid="001748e5" style:text-blinking="false" fo:background-color="#ffffff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0.5pt" fo:font-style="normal" style:text-underline-style="solid" style:text-underline-width="auto" style:text-underline-color="font-color" fo:font-weight="normal" officeooo:rsid="00194b28" officeooo:paragraph-rsid="00194b28" style:text-blinking="false" fo:background-color="#ffffff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paragraph-rsid="001e8066" style:font-weight-asian="normal" style:font-weight-complex="normal"/>
    </style:style>
    <style:style style:name="T1" style:family="text">
      <style:text-properties officeooo:rsid="00074e10"/>
    </style:style>
    <style:style style:name="T2" style:family="text">
      <style:text-properties officeooo:rsid="000f1c37"/>
    </style:style>
    <style:style style:name="T3" style:family="text">
      <style:text-properties officeooo:rsid="000f42a1"/>
    </style:style>
    <style:style style:name="T4" style:family="text">
      <style:text-properties officeooo:rsid="00123a1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0d69f7" style:font-weight-asian="bold" style:font-weight-complex="bold"/>
    </style:style>
    <style:style style:name="T8" style:family="text">
      <style:text-properties officeooo:rsid="001fb288" style:font-weight-asian="bold" style:font-weight-complex="bold"/>
    </style:style>
    <style:style style:name="T9" style:family="text">
      <style:text-properties officeooo:rsid="0021731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6a204"/>
    </style:style>
    <style:style style:name="T12" style:family="text">
      <style:text-properties officeooo:rsid="001748e5"/>
    </style:style>
    <style:style style:name="T13" style:family="text">
      <style:text-properties officeooo:rsid="001a8aa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8aa0" style:font-weight-asian="bold" style:font-weight-complex="bold"/>
    </style:style>
    <style:style style:name="T16" style:family="text">
      <style:text-properties fo:font-weight="bold" officeooo:rsid="001fb288" style:font-weight-asian="bold" style:font-weight-complex="bold"/>
    </style:style>
    <style:style style:name="T17" style:family="text">
      <style:text-properties fo:font-weight="bold" officeooo:rsid="0021731a" style:font-weight-asian="bold" style:font-weight-complex="bold"/>
    </style:style>
    <style:style style:name="T18" style:family="text">
      <style:text-properties officeooo:rsid="001fb288"/>
    </style:style>
    <style:style style:name="T19" style:family="text">
      <style:text-properties officeooo:rsid="0021731a"/>
    </style:style>
    <style:style style:name="T20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officeooo:rsid="001e8066" style:text-blinking="fals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b1790ea-63dd-fc67-1fe4-5369bbbefe48"/>Git Exercises </text:p>
      <text:p text:style-name="Text_20_body"/>
      <text:p text:style-name="P12"><text:span text:style-name="T18">1</text:span>--<text:span text:style-name="T1">&gt;</text:span> Initialize a Git Repository</text:p>
      <text:p text:style-name="P3">surbhi@surbhi-TravelMate-P257-M:~$ mkdir git-class </text:p>
      <text:p text:style-name="P3">surbhi@surbhi-TravelMate-P257-M:~$ cd git-class </text:p>
      <text:p text:style-name="P3">surbhi@surbhi-TravelMate-P257-M:~/git-class$ git init </text:p>
      <text:p text:style-name="P3">Initialized empty Git repository in /home/surbhi/git-class/.git/ </text:p>
      <text:p text:style-name="P3"/>
      <text:p text:style-name="P12"><text:span text:style-name="T18">2</text:span>--<text:span text:style-name="T1">&gt; </text:span>Add files to the repository </text:p>
      <text:p text:style-name="P4">surbhi@surbhi-TravelMate-P257-M:~/git-class$ touch file1.txt </text:p>
      <text:p text:style-name="P4">surbhi@surbhi-TravelMate-P257-M:~/git-class$ git status </text:p>
      <text:p text:style-name="P4">On branch master </text:p>
      <text:p text:style-name="P4"/>
      <text:p text:style-name="P4">Initial commit </text:p>
      <text:p text:style-name="P4"/>
      <text:p text:style-name="P4">Untracked files: </text:p>
      <text:p text:style-name="P4"><text:s text:c="2"/>(use "git add &lt;file&gt;..." to include in what will be committed) </text:p>
      <text:p text:style-name="P4"/>
      <text:p text:style-name="P4"><text:tab/>file1.txt </text:p>
      <text:p text:style-name="P4"/>
      <text:p text:style-name="P4">nothing added to commit but untracked files present (use "git add" to track) </text:p>
      <text:p text:style-name="P2"/>
      <text:p text:style-name="P12"><text:span text:style-name="T18">3</text:span>--<text:span text:style-name="T2">&gt;</text:span> Unstage 1 file</text:p>
      <text:p text:style-name="P5">surbhi@surbhi-TravelMate-P257-M:~/git-class$ git add file1.txt </text:p>
      <text:p text:style-name="P5">surbhi@surbhi-TravelMate-P257-M:~/git-class$ git status </text:p>
      <text:p text:style-name="P5">On branch master </text:p>
      <text:p text:style-name="P5"/>
      <text:p text:style-name="P5">Initial commit </text:p>
      <text:p text:style-name="P5"/>
      <text:p text:style-name="P5">Changes to be committed: </text:p>
      <text:p text:style-name="P5"><text:s text:c="2"/>(use "git rm --cached &lt;file&gt;..." to unstage) </text:p>
      <text:p text:style-name="P5"/>
      <text:p text:style-name="P5"><text:tab/>new file: <text:s text:c="2"/>file1.txt </text:p>
      <text:p text:style-name="P5"/>
      <text:p text:style-name="P5">surbhi@surbhi-TravelMate-P257-M:~/git-class$ git rm --cached file1.txt </text:p>
      <text:p text:style-name="P5">rm 'file1.txt' </text:p>
      <text:p text:style-name="P12"><text:span text:style-name="T19">4</text:span>--<text:span text:style-name="T19">&gt;</text:span> Commit the files</text:p>
      <text:p text:style-name="P5">surbhi@surbhi-TravelMate-P257-M:~/git-class$ git add file1.txt </text:p>
      <text:p text:style-name="P5">surbhi@surbhi-TravelMate-P257-M:~/git-class$ git commit </text:p>
      <text:p text:style-name="P5">[master (root-commit) ea29d86] hello </text:p>
      <text:p text:style-name="P5"><text:s/>1 file changed, 0 insertions(+), 0 deletions(-) </text:p>
      <text:p text:style-name="P5"><text:s/>create mode 100644 file1.txt </text:p>
      <text:p text:style-name="P5">surbhi@surbhi-TravelMate-P257-M:~/git-class$ git status </text:p>
      <text:p text:style-name="P5"><text:soft-page-break/>On branch master </text:p>
      <text:p text:style-name="P5">nothing to commit, working directory clean </text:p>
      <text:p text:style-name="P5"/>
      <text:p text:style-name="P12"><text:span text:style-name="T19">5</text:span>--<text:span text:style-name="T2">&gt;</text:span> Add a remote</text:p>
      <text:p text:style-name="P5">surbhi@surbhi-TravelMate-P257-M:~/git-class$ git remote add origin1 <text:a xlink:type="simple" xlink:href="https://github.com/surbhi2402/repo1.git">https://github.com/surbhi2402/repo1.git</text:a> </text:p>
      <text:p text:style-name="P5"/>
      <text:p text:style-name="P13"><text:span text:style-name="T19">6</text:span>--<text:span text:style-name="T2">&gt;</text:span> Undo changes to a particular file</text:p>
      <text:p text:style-name="P8">surbhi@surbhi-TravelMate-P257-M:~/git-class <text:s/>(master)$cat file1.txt </text:p>
      <text:p text:style-name="P8">Welome onboard! </text:p>
      <text:p text:style-name="P8">surbhi@surbhi-TravelMate-P257-M:~/git-class <text:s/>(master)$echo Hey &gt; file1.txt </text:p>
      <text:p text:style-name="P8">surbhi@surbhi-TravelMate-P257-M:~/git-class <text:s/>(master)$cat file1.txt </text:p>
      <text:p text:style-name="P8">Hey </text:p>
      <text:p text:style-name="P8">surbhi@surbhi-TravelMate-P257-M:~/git-class <text:s/>(master)$git commit </text:p>
      <text:p text:style-name="P8">[master d7c7c01] //Hi </text:p>
      <text:p text:style-name="P8"><text:s/>1 file changed, 1 insertion(+) </text:p>
      <text:p text:style-name="P8">surbhi@surbhi-TravelMate-P257-M:~/git-class <text:s/>(master)$cat file1.txt </text:p>
      <text:p text:style-name="P8">Hey </text:p>
      <text:p text:style-name="P8">surbhi@surbhi-TravelMate-P257-M:~/git-class <text:s/>(master)$git checkout -- file1.txt </text:p>
      <text:p text:style-name="P8">surbhi@surbhi-TravelMate-P257-M:~/git-class <text:s/>(master)$cat file1.txt </text:p>
      <text:p text:style-name="P8">Welome onboard! </text:p>
      <text:p text:style-name="P8"/>
      <text:p text:style-name="P12"><text:span text:style-name="T19">7</text:span>--<text:span text:style-name="T2">&gt;</text:span> Push changes to Github</text:p>
      <text:p text:style-name="P6">surbhi@surbhi-TravelMate-P257-M:~/git-class$ git remote add origin1 <text:a xlink:type="simple" xlink:href="https://github.com/surbhi2402/repo1.git">https://github.com/surbhi2402/repo1.git</text:a> </text:p>
      <text:p text:style-name="P6"/>
      <text:p text:style-name="P6">surbhi@surbhi-TravelMate-P257-M:~/git-class$ git push -u origin1 master </text:p>
      <text:p text:style-name="P6">Username for 'https://github.com': surbhi2402 </text:p>
      <text:p text:style-name="P6">Password for 'https://surbhi2402@github.com': </text:p>
      <text:p text:style-name="P6">Counting objects: 3, done. </text:p>
      <text:p text:style-name="P6">Writing objects: 100% (3/3), 211 bytes | 0 bytes/s, done. </text:p>
      <text:p text:style-name="P6">Total 3 (delta 0), reused 0 (delta 0) </text:p>
      <text:p text:style-name="P6">To https://github.com/surbhi2402/repo1.git </text:p>
      <text:p text:style-name="P6"><text:s/>* [new branch] <text:s text:c="5"/>master -&gt; master </text:p>
      <text:p text:style-name="P6">Branch master set up to track remote branch master from origin1. </text:p>
      <text:p text:style-name="P6"/>
      <text:p text:style-name="P12"><text:span text:style-name="T19">8</text:span>--<text:span text:style-name="T2">&gt;</text:span> Clone the repository</text:p>
      <text:p text:style-name="P7">surbhi@surbhi-TravelMate-P257-M:~/git-class <text:s/>(master)$git clone https://github.com/surbhi2402/repo1 </text:p>
      <text:p text:style-name="P7">Cloning into 'repo1'... </text:p>
      <text:p text:style-name="P7">remote: Counting objects: 3, done. </text:p>
      <text:p text:style-name="P7">remote: Total 3 (delta 0), reused 3 (delta 0), pack-reused 0 </text:p>
      <text:p text:style-name="P7">Unpacking objects: 100% (3/3), done. </text:p>
      <text:p text:style-name="P7">Checking connectivity... done. </text:p>
      <text:p text:style-name="P7"/>
      <text:p text:style-name="P7"><text:soft-page-break/><text:a xlink:type="simple" xlink:href="mailto:surbhi@surbhi">surbhi@surbhi</text:a>-TravelMate-P257-M:~ <text:s/>$ls git-class </text:p>
      <text:p text:style-name="P7">file1.txt <text:s/>repo1 <text:s/>x1.txt </text:p>
      <text:p text:style-name="P7"/>
      <text:p text:style-name="P14"><text:span text:style-name="T9">9</text:span><text:span text:style-name="T6">--</text:span><text:span text:style-name="T7">&gt; </text:span><text:span text:style-name="T6"><text:s/>Add changes to one of the copies and pull the changes in the other.</text:span></text:p>
      <text:p text:style-name="P16">//<text:span text:style-name="T4">new file added</text:span></text:p>
      <text:p text:style-name="P10">surbhi@surbhi-TravelMate-P257-M:~/git-class <text:s/>(master)$ls </text:p>
      <text:p text:style-name="P10">file1.txt <text:s/>repo1 <text:s/>x1.txt <text:s/>x2.txt </text:p>
      <text:p text:style-name="P10">surbhi@surbhi-TravelMate-P257-M:~/git-class <text:s/>(master)$touch x3.txt </text:p>
      <text:p text:style-name="P11">surbhi@surbhi-TravelMate-P257-M:~/git-class <text:s/>(master)$echo "How's you?" &gt; x3.txt</text:p>
      <text:p text:style-name="P11">surbhi@surbhi-TravelMate-P257-M:~/git-class <text:s/>(master)$git add x3.txt </text:p>
      <text:p text:style-name="P11">surbhi@surbhi-TravelMate-P257-M:~/git-class <text:s/>(master)$git commit </text:p>
      <text:p text:style-name="P11">[master 62c57a2] //Dude! </text:p>
      <text:p text:style-name="P11"><text:s/>2 files changed, 1 insertion(+) </text:p>
      <text:p text:style-name="P11"><text:s/>create mode 100644 x2.txt </text:p>
      <text:p text:style-name="P11"><text:s/>create mode 100644 x3.txt </text:p>
      <text:p text:style-name="P11"/>
      <text:p text:style-name="P15">//push changes to github repository</text:p>
      <text:p text:style-name="P15"/>
      <text:p text:style-name="P11">surbhi@surbhi-TravelMate-P257-M:~/git-class <text:s/>(master)$git push origin1 master </text:p>
      <text:p text:style-name="P11">Username for 'https://github.com': surbhi2402 </text:p>
      <text:p text:style-name="P11">Password for 'https://surbhi2402@github.com': </text:p>
      <text:p text:style-name="P11">Counting objects: 5, done. </text:p>
      <text:p text:style-name="P11">Delta compression using up to 4 threads. </text:p>
      <text:p text:style-name="P11">Compressing objects: 100% (2/2), done. </text:p>
      <text:p text:style-name="P11">Writing objects: 100% (4/4), 375 bytes | 0 bytes/s, done. </text:p>
      <text:p text:style-name="P11">Total 4 (delta 0), reused 0 (delta 0) </text:p>
      <text:p text:style-name="P11">To https://github.com/surbhi2402/repo1.git </text:p>
      <text:p text:style-name="P11"><text:s text:c="3"/>b19d2d2..62c57a2 <text:s/>master -&gt; master </text:p>
      <text:p text:style-name="P11">surbhi@surbhi-TravelMate-P257-M:~/git-class <text:s/>(master)$git status </text:p>
      <text:p text:style-name="P11">On branch master </text:p>
      <text:p text:style-name="P11">Your branch is up-to-date with 'origin1/master'. </text:p>
      <text:p text:style-name="P11"/>
      <text:p text:style-name="P11">Changes not staged for commit: </text:p>
      <text:p text:style-name="P11"><text:s text:c="2"/>(use "git add &lt;file&gt;..." to update what will be committed) </text:p>
      <text:p text:style-name="P11"><text:s text:c="2"/>(use "git checkout -- &lt;file&gt;..." to discard changes in working directory) </text:p>
      <text:p text:style-name="P11"/>
      <text:p text:style-name="P11"><text:tab/>modified: <text:s text:c="2"/>x2.txt </text:p>
      <text:p text:style-name="P11"/>
      <text:p text:style-name="P11">no changes added to commit (use "git add" and/or "git commit -a") </text:p>
      <text:p text:style-name="P11">surbhi@surbhi-TravelMate-P257-M:~/git-class <text:s/>(master)$cd .. </text:p>
      <text:p text:style-name="P11"/>
      <text:p text:style-name="P11"/>
      <text:p text:style-name="P11"/>
      <text:p text:style-name="P11"/>
      <text:p text:style-name="P11"><text:soft-page-break/>/<text:span text:style-name="T10">/pull changes to clone at local site</text:span></text:p>
      <text:p text:style-name="P11">surbhi@surbhi-TravelMate-P257-M:~ <text:s/>$cd git-class/repo1 </text:p>
      <text:p text:style-name="P11">surbhi@surbhi-TravelMate-P257-M:~/git-class/repo1 <text:s/>(master)$ git pull origin master </text:p>
      <text:p text:style-name="P11">From https://github.com/surbhi2402/repo1 </text:p>
      <text:p text:style-name="P11"><text:s/>* branch <text:s text:c="11"/>master <text:s text:c="4"/>-&gt; FETCH_HEAD </text:p>
      <text:p text:style-name="P11"><text:s text:c="3"/>ea29d86..62c57a2 <text:s/>master <text:s text:c="4"/>-&gt; origin/master </text:p>
      <text:p text:style-name="P11">Updating ea29d86..62c57a2 </text:p>
      <text:p text:style-name="P11">Fast-forward </text:p>
      <text:p text:style-name="P11"><text:s/>file1.txt | 1 + </text:p>
      <text:p text:style-name="P11"><text:s/>repo1 <text:s text:c="4"/>| 1 + </text:p>
      <text:p text:style-name="P11"><text:s/>x1.txt <text:s text:c="3"/>| 1 + </text:p>
      <text:p text:style-name="P11"><text:s/>x2.txt <text:s text:c="3"/>| 0 </text:p>
      <text:p text:style-name="P11"><text:s/>x3.txt <text:s text:c="3"/>| 1 + </text:p>
      <text:p text:style-name="P11"><text:s/>5 files changed, 4 insertions(+) </text:p>
      <text:p text:style-name="P11"><text:s/>create mode 160000 repo1 </text:p>
      <text:p text:style-name="P11"><text:s/>create mode 100644 x1.txt </text:p>
      <text:p text:style-name="P11"><text:s/>create mode 100644 x2.txt </text:p>
      <text:p text:style-name="P11"><text:s/>create mode 100644 x3.txt </text:p>
      <text:p text:style-name="P11">surbhi@surbhi-TravelMate-P257-M:~/git-class/repo1 <text:s/>(master)$ls -l </text:p>
      <text:p text:style-name="P11">total 16 </text:p>
      <text:p text:style-name="P11">-rw-rw-r-- 1 surbhi surbhi <text:s text:c="2"/>16 Jan 22 09:42 file1.txt </text:p>
      <text:p text:style-name="P11">drwxrwxr-x 2 surbhi surbhi 4096 Jan 22 09:42 repo1 </text:p>
      <text:p text:style-name="P11">-rw-rw-r-- 1 surbhi surbhi <text:s text:c="3"/>7 Jan 22 09:42 x1.txt </text:p>
      <text:p text:style-name="P11">-rw-rw-r-- 1 surbhi surbhi <text:s text:c="3"/>0 Jan 22 09:42 x2.txt </text:p>
      <text:p text:style-name="P11">-rw-rw-r-- 1 surbhi surbhi <text:s text:c="2"/>11 Jan 22 09:42 x3.txt </text:p>
      <text:p text:style-name="P2"/>
      <text:p text:style-name="P32"><text:span text:style-name="T19">10</text:span>--<text:span text:style-name="T3">&gt;</text:span> Add changes to both repos, try to push from both without taking a pull.</text:p>
      <text:p text:style-name="P19"><text:span text:style-name="T11">surbhi@surbhi-TravelMate-P257-M:~/git-class/repo1 <text:s/>(master)$ls</text:span></text:p>
      <text:p text:style-name="P21">file1.txt <text:s/>repo1 <text:s/>x1.txt <text:s/>x2.txt <text:s/>x3.txt</text:p>
      <text:p text:style-name="P21">surbhi@surbhi-TravelMate-P257-M:~/git-class/repo1 <text:s/>(master)$touch abc.txt</text:p>
      <text:p text:style-name="P21">surbhi@surbhi-TravelMate-P257-M:~/git-class/repo1 <text:s/>(master)$git add .</text:p>
      <text:p text:style-name="P21">surbhi@surbhi-TravelMate-P257-M:~/git-class/repo1 <text:s/>(master)$git commit</text:p>
      <text:p text:style-name="P21">[master ffc30ac] //new file abc in repo1</text:p>
      <text:p text:style-name="P21"><text:s/>1 file changed, 0 insertions(+), 0 deletions(-)</text:p>
      <text:p text:style-name="P21"><text:s/>create mode 100644 abc.txt</text:p>
      <text:p text:style-name="P21">surbhi@surbhi-TravelMate-P257-M:~/git-class/repo1 <text:s/>(master)$git status</text:p>
      <text:p text:style-name="P21">On branch master</text:p>
      <text:p text:style-name="P21">Your branch is ahead of 'origin/master' by 1 commit.</text:p>
      <text:p text:style-name="P21"><text:s text:c="2"/>(use "git push" to publish your local commits)</text:p>
      <text:p text:style-name="P21">nothing to commit, working directory clean</text:p>
      <text:p text:style-name="P21"/>
      <text:p text:style-name="P22">surbhi@surbhi-TravelMate-P257-M:~/git-class/repo1 <text:s/>(master)$git push origin1 master</text:p>
      <text:p text:style-name="P22">Username for 'https://github.com': surbhi2402</text:p>
      <text:p text:style-name="P22">Password for 'https://surbhi2402@github.com': </text:p>
      <text:p text:style-name="P22"><text:soft-page-break/>To https://github.com/surbhi2402/repo1.git</text:p>
      <text:p text:style-name="P22"><text:s/>! [rejected] <text:s text:c="7"/>master -&gt; master (fetch first)</text:p>
      <text:p text:style-name="P22">error: failed to push some refs to 'https://github.com/surbhi2402/repo1.git'</text:p>
      <text:p text:style-name="P22">hint: Updates were rejected because the remote contains work that you do</text:p>
      <text:p text:style-name="P22">hint: not have locally. This is usually caused by another repository pushing</text:p>
      <text:p text:style-name="P22">hint: to the same ref. You may want to first integrate the remote changes</text:p>
      <text:p text:style-name="P22">hint: (e.g., 'git pull ...') before pushing again.</text:p>
      <text:p text:style-name="P22">hint: See the 'Note about fast-forwards' in 'git push --help' for details.</text:p>
      <text:p text:style-name="P22"/>
      <text:p text:style-name="P12"><text:span text:style-name="T18">11</text:span>--<text:span text:style-name="T3">&gt;</text:span>Check differences between a file and its staged version</text:p>
      <text:p text:style-name="P9">surbhi@surbhi-TravelMate-P257-M:~/git-class <text:s/>(master)$touch x2.txt </text:p>
      <text:p text:style-name="P9">surbhi@surbhi-TravelMate-P257-M:~/git-class <text:s/>(master)$git add . </text:p>
      <text:p text:style-name="P9">surbhi@surbhi-TravelMate-P257-M:~/git-class <text:s/>(master)$echo Hi Hello &gt; x2.txt </text:p>
      <text:p text:style-name="P9">surbhi@surbhi-TravelMate-P257-M:~/git-class <text:s/>(master)$git diff x2.txt </text:p>
      <text:p text:style-name="P9">diff --git a/x2.txt b/x2.txt </text:p>
      <text:p text:style-name="P9">index e69de29..c694995 100644 </text:p>
      <text:p text:style-name="P9">--- a/x2.txt </text:p>
      <text:p text:style-name="P9">+++ b/x2.txt </text:p>
      <text:p text:style-name="P9">@@ -0,0 +1 @@ </text:p>
      <text:p text:style-name="P9">+Hi Hello </text:p>
      <text:p text:style-name="P9"/>
      <text:p text:style-name="P12"><text:span text:style-name="T18">12</text:span>--<text:span text:style-name="T3">&gt; </text:span>Ignore a few files to be checked in</text:p>
      <text:p text:style-name="P23">surbhi@surbhi-TravelMate-P257-M:~/git-class <text:s/>(master)$vi .gitignore</text:p>
      <text:p text:style-name="P23">surbhi@surbhi-TravelMate-P257-M:~/git-class <text:s/>(master)$cat .gitignore</text:p>
      <text:p text:style-name="P23">chec*</text:p>
      <text:p text:style-name="P23">repo1/**/*</text:p>
      <text:p text:style-name="P23">y.txt</text:p>
      <text:p text:style-name="P23">surbhi@surbhi-TravelMate-P257-M:~/git-class <text:s/>(master)$git commit -a</text:p>
      <text:p text:style-name="P23">[master b979f28] //add changes</text:p>
      <text:p text:style-name="P23"><text:s/>2 files changed, 0 insertions(+), 0 deletions(-)</text:p>
      <text:p text:style-name="P23"><text:s/>delete mode 100644 check.txt</text:p>
      <text:p text:style-name="P23"><text:s/>delete mode 100644 xyz.txt</text:p>
      <text:p text:style-name="P23">surbhi@surbhi-TravelMate-P257-M:~/git-class <text:s/>(master)$git push origin1 master</text:p>
      <text:p text:style-name="P23">Username for 'https://github.com': surbhi2402</text:p>
      <text:p text:style-name="P23">Password for 'https://surbhi2402@github.com': </text:p>
      <text:p text:style-name="P23">Counting objects: 3, done.</text:p>
      <text:p text:style-name="P23">Delta compression using up to 4 threads.</text:p>
      <text:p text:style-name="P23">Compressing objects: 100% (2/2), done.</text:p>
      <text:p text:style-name="P23">Writing objects: 100% (2/2), 229 bytes | 0 bytes/s, done.</text:p>
      <text:p text:style-name="P23">Total 2 (delta 1), reused 0 (delta 0)</text:p>
      <text:p text:style-name="P23">To https://github.com/surbhi2402/repo1.git</text:p>
      <text:p text:style-name="P33"><text:span text:style-name="T5"><text:s text:c="3"/>abbad9c..b979f28 <text:s/>master -&gt; master</text:span></text:p>
      <text:p text:style-name="P33"/>
      <text:p text:style-name="P33"/>
      <text:p text:style-name="P24"><text:soft-page-break/>surbhi@surbhi-TravelMate-P257-M:~/git-class <text:s/>(master)$touch y.txt</text:p>
      <text:p text:style-name="P24">surbhi@surbhi-TravelMate-P257-M:~/git-class <text:s/>(master)$git add y.txt</text:p>
      <text:p text:style-name="P24">The following paths are ignored by one of your .gitignore files:</text:p>
      <text:p text:style-name="P24">y.txt</text:p>
      <text:p text:style-name="P24">Use -f if you really want to add them.</text:p>
      <text:p text:style-name="P24">fatal: no files added</text:p>
      <text:p text:style-name="P23"/>
      <text:p text:style-name="P12"><text:span text:style-name="T18">13</text:span>--<text:span text:style-name="T12">&gt; </text:span>Create a new branch. Diverge them with commits </text:p>
      <text:p text:style-name="P25">surbhi@surbhi-TravelMate-P257-M:~/git-class <text:s/>(master)$git checkout -b feature1</text:p>
      <text:p text:style-name="P25">M<text:tab/>repo1</text:p>
      <text:p text:style-name="P25">Switched to a new branch 'feature1'</text:p>
      <text:p text:style-name="P25">surbhi@surbhi-TravelMate-P257-M:~/git-class <text:s/>(feature1)$git push origin1 feature1</text:p>
      <text:p text:style-name="P25">Username for 'https://github.com': surbhi2402</text:p>
      <text:p text:style-name="P25">Password for 'https://surbhi2402@github.com': </text:p>
      <text:p text:style-name="P25">Total 0 (delta 0), reused 0 (delta 0)</text:p>
      <text:p text:style-name="P25">To https://github.com/surbhi2402/repo1.git</text:p>
      <text:p text:style-name="P25"><text:s/>* [new branch] <text:s text:c="5"/>feature1 -&gt; feature1</text:p>
      <text:p text:style-name="P25">surbhi@surbhi-TravelMate-P257-M:~/git-class <text:s/>(feature1)$git branch</text:p>
      <text:p text:style-name="P25">* feature1</text:p>
      <text:p text:style-name="P25"><text:s text:c="2"/>master</text:p>
      <text:p text:style-name="P25">surbhi@surbhi-TravelMate-P257-M:~/git-class <text:s/>(feature1)$git add c1.txt</text:p>
      <text:p text:style-name="P25">surbhi@surbhi-TravelMate-P257-M:~/git-class <text:s/>(feature1)$git commit</text:p>
      <text:p text:style-name="P25">[feature1 7a2a204] //feature1 branch-new file c1</text:p>
      <text:p text:style-name="P25"><text:s/>1 file changed, 0 insertions(+), 0 deletions(-)</text:p>
      <text:p text:style-name="P25"><text:s/>create mode 100644 c1.txt</text:p>
      <text:p text:style-name="P25"/>
      <text:p text:style-name="P34">//<text:span text:style-name="T13">created 2 files and committed them in the branch.</text:span></text:p>
      <text:p text:style-name="P26">surbhi@surbhi-TravelMate-P257-M:~/git-class <text:s/>(feature1)$git push origin1 feature1</text:p>
      <text:p text:style-name="P26">Username for 'https://github.com': surbhi2402</text:p>
      <text:p text:style-name="P26">Password for 'https://surbhi2402@github.com': </text:p>
      <text:p text:style-name="P26">Counting objects: 6, done.</text:p>
      <text:p text:style-name="P26">Delta compression using up to 4 threads.</text:p>
      <text:p text:style-name="P26">Compressing objects: 100% (4/4), done.</text:p>
      <text:p text:style-name="P26">Writing objects: 100% (5/5), 475 bytes | 0 bytes/s, done.</text:p>
      <text:p text:style-name="P26">Total 5 (delta 2), reused 1 (delta 0)</text:p>
      <text:p text:style-name="P26">To https://github.com/surbhi2402/repo1.git</text:p>
      <text:p text:style-name="P26"><text:s text:c="3"/>b979f28..57fc6ef <text:s/>feature1 -&gt; feature1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"><text:soft-page-break/><text:span text:style-name="T16">1</text:span><text:span text:style-name="T17">4</text:span><text:span text:style-name="T14">--</text:span><text:span text:style-name="T15">&gt;</text:span><text:span text:style-name="T14"> Edit the same file at the same line on both branches and commit</text:span> </text:p>
      <text:p text:style-name="P20"><text:span text:style-name="T13">surbhi@surbhi-TravelMate-P257-M:~/git-class <text:s/>(master)$vi c1.txt</text:span></text:p>
      <text:p text:style-name="P30">surbhi@surbhi-TravelMate-P257-M:~/git-class <text:s/>(master)$git add c1.txt</text:p>
      <text:p text:style-name="P30">surbhi@surbhi-TravelMate-P257-M:~/git-class <text:s/>(master)$git commit</text:p>
      <text:p text:style-name="P30">[master 82338c6] //added a line to c1.txt</text:p>
      <text:p text:style-name="P30"><text:s/>1 file changed, 1 insertion(+)</text:p>
      <text:p text:style-name="P30"><text:s/>create mode 100644 c1.txt</text:p>
      <text:p text:style-name="P30"/>
      <text:p text:style-name="P30">surbhi@surbhi-TravelMate-P257-M:~/git-class <text:s/>(master)$git checkout feature1 </text:p>
      <text:p text:style-name="P30">M<text:tab/>repo1</text:p>
      <text:p text:style-name="P30">Switched to branch 'feature1'</text:p>
      <text:p text:style-name="P30">surbhi@surbhi-TravelMate-P257-M:~/git-class <text:s/>(feature1)$vi c1.txt</text:p>
      <text:p text:style-name="P30">surbhi@surbhi-TravelMate-P257-M:~/git-class <text:s/>(feature1)$git add c1.txt</text:p>
      <text:p text:style-name="P30">surbhi@surbhi-TravelMate-P257-M:~/git-class <text:s/>(feature1)$git commit</text:p>
      <text:p text:style-name="P30">[feature1 4fbd7ac] //added a line in c1.txt in brach feature1</text:p>
      <text:p text:style-name="P30"><text:s/>1 file changed, 1 insertion(+)</text:p>
      <text:p text:style-name="P30"/>
      <text:p text:style-name="P12"><text:span text:style-name="T18">15</text:span>--<text:span text:style-name="T13">&gt;</text:span> Try merging and resolve merge conflicts </text:p>
      <text:p text:style-name="P27">surbhi@surbhi-TravelMate-P257-M:~/git-class <text:s/>(master)$git merge feature1</text:p>
      <text:p text:style-name="P27">Auto-merging c1.txt</text:p>
      <text:p text:style-name="P27">CONFLICT (add/add): Merge conflict in c1.txt</text:p>
      <text:p text:style-name="P27">Automatic merge failed; fix conflicts and then commit the result.</text:p>
      <text:p text:style-name="P27"/>
      <text:p text:style-name="P27">//Resolving Conflict</text:p>
      <text:p text:style-name="P28">surbhi@surbhi-TravelMate-P257-M:~/git-class <text:s/>(master|MERGING)$git commit -a</text:p>
      <text:p text:style-name="P28">[master e4c0209] Merge branch 'feature1' //merge master and feature1 Conflicts: <text:tab/>c1.txt</text:p>
      <text:p text:style-name="P28"/>
      <text:p text:style-name="P12"><text:span text:style-name="T18">16</text:span>--<text:span text:style-name="T13">&gt;</text:span> Stash the changes and pop them</text:p>
      <text:p text:style-name="P29">surbhi@surbhi-TravelMate-P257-M:~/git-class <text:s/>(master)$vi x1.txt</text:p>
      <text:p text:style-name="P29">surbhi@surbhi-TravelMate-P257-M:~/git-class <text:s/>(master)$git stash</text:p>
      <text:p text:style-name="P29">Saved working directory and index state WIP on master: e4c0209 Merge branch 'feature1' //merge master and feature1 Conflicts: <text:tab/>c1.txt</text:p>
      <text:p text:style-name="P29">HEAD is now at e4c0209 Merge branch 'feature1'</text:p>
      <text:p text:style-name="P29">surbhi@surbhi-TravelMate-P257-M:~/git-class <text:s/>(master)$git status</text:p>
      <text:p text:style-name="P29">On branch master</text:p>
      <text:p text:style-name="P29">Your branch is ahead of 'origin1/master' by 5 commits.</text:p>
      <text:p text:style-name="P29"><text:s text:c="2"/>(use "git push" to publish your local commits)</text:p>
      <text:p text:style-name="P29"></text:p>
      <text:p text:style-name="P29">Changes not staged for commit:</text:p>
      <text:p text:style-name="P29"><text:s text:c="2"/>(use "git add &lt;file&gt;..." to update what will be committed)</text:p>
      <text:p text:style-name="P29"><text:s text:c="2"/>(use "git checkout -- &lt;file&gt;..." to discard changes in working directory)</text:p>
      <text:p text:style-name="P29"><text:s text:c="2"/>(commit or discard the untracked or modified content in submodules)</text:p>
      <text:p text:style-name="P29"></text:p>
      <text:p text:style-name="P29"><text:tab/>modified: <text:s text:c="2"/>repo1 (modified content)</text:p>
      <text:p text:style-name="P29"><text:soft-page-break/></text:p>
      <text:p text:style-name="P29">no changes added to commit (use "git add" and/or "git commit -a")</text:p>
      <text:p text:style-name="P29">surbhi@surbhi-TravelMate-P257-M:~/git-class <text:s/>(master)$git stash list </text:p>
      <text:p text:style-name="P29">stash@{0}: WIP on master: e4c0209 Merge branch 'feature1' //merge master and feature1 Conflicts: c1.txt</text:p>
      <text:p text:style-name="P29">surbhi@surbhi-TravelMate-P257-M:~/git-class <text:s/>(master)$git stash pop</text:p>
      <text:p text:style-name="P29">On branch master</text:p>
      <text:p text:style-name="P29">Your branch is ahead of 'origin1/master' by 5 commits.</text:p>
      <text:p text:style-name="P29"><text:s text:c="2"/>(use "git push" to publish your local commits)</text:p>
      <text:p text:style-name="P29"></text:p>
      <text:p text:style-name="P29">Changes not staged for commit:</text:p>
      <text:p text:style-name="P29"><text:s text:c="2"/>(use "git add &lt;file&gt;..." to update what will be committed)</text:p>
      <text:p text:style-name="P29"><text:s text:c="2"/>(use "git checkout -- &lt;file&gt;..." to discard changes in working directory)</text:p>
      <text:p text:style-name="P29"><text:s text:c="2"/>(commit or discard the untracked or modified content in submodules)</text:p>
      <text:p text:style-name="P29"></text:p>
      <text:p text:style-name="P29"><text:tab/>modified: <text:s text:c="2"/>repo1 (modified content)</text:p>
      <text:p text:style-name="P29"><text:tab/>modified: <text:s text:c="2"/>x1.txt</text:p>
      <text:p text:style-name="P29"></text:p>
      <text:p text:style-name="P29">no changes added to commit (use "git add" and/or "git commit -a")</text:p>
      <text:p text:style-name="P35"><text:span text:style-name="T20">Dropped refs/stash@{0} (6ac40258297eb95a460d3e6c4587af6984592afe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37:05.425916940</meta:creation-date>
    <dc:date>2016-01-24T15:13:12.578791488</dc:date>
    <meta:editing-duration>PT6H58M29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8" meta:paragraph-count="277" meta:word-count="1421" meta:character-count="12707" meta:non-whitespace-character-count="11095"/>
  </office:meta>
</office:document-meta>
</file>